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ALIMENTOS BALANCEADOS EL AMIGO GRANJERO S.A.C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1427746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AYMUNDO BACA, JANETH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508165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756925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31/08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60142774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2.1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42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5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5/08/2021</text:p>
          </table:table-cell>
          <table:table-cell table:style-name="Tabla2.A3" office:value-type="string">
            <text:p text:style-name="P22">70917583</text:p>
          </table:table-cell>
          <table:table-cell table:style-name="Tabla2.D3" office:value-type="string">
            <text:p text:style-name="P23">8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45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5T23:12:2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